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89in"/>
    </style:style>
    <style:style style:name="co2" style:family="table-column">
      <style:table-column-properties fo:break-before="auto" style:column-width="1.0453in"/>
    </style:style>
    <style:style style:name="co3" style:family="table-column">
      <style:table-column-properties fo:break-before="auto" style:column-width="0.0839in"/>
    </style:style>
    <style:style style:name="co4" style:family="table-column">
      <style:table-column-properties fo:break-before="auto" style:column-width="0.5193in"/>
    </style:style>
    <style:style style:name="co5" style:family="table-column">
      <style:table-column-properties fo:break-before="auto" style:column-width="0.64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1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ext-properties style:font-name="FreeMono"/>
    </style:style>
    <style:style style:name="ce21" style:family="table-cell" style:parent-style-name="Default">
      <style:table-cell-properties style:rotation-align="none"/>
      <style:text-properties style:font-name="FreeMono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FreeMono"/>
    </style:style>
    <style:style style:name="ce26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29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25">
      <style:text-properties style:font-name="FreeMono"/>
    </style:style>
    <style:style style:name="ce36" style:family="table-cell" style:parent-style-name="Default" style:data-style-name="N125">
      <style:table-cell-properties style:rotation-align="none"/>
      <style:text-properties style:font-name="FreeMono"/>
    </style:style>
    <style:style style:name="ce35" style:family="table-cell" style:parent-style-name="Default">
      <style:table-cell-properties fo:background-color="transparent" style:rotation-align="none"/>
      <style:text-properties style:font-name="FreeMono"/>
    </style:style>
    <style:style style:name="ce39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2" table:number-columns-repeated="3" table:default-cell-style-name="ce21"/>
        <table:table-column table:style-name="co3" table:default-cell-style-name="ce21"/>
        <table:table-column table:style-name="co4" table:default-cell-style-name="ce36"/>
        <table:table-column table:style-name="co5" table:default-cell-style-name="ce21"/>
        <table:table-column table:style-name="co6" table:number-columns-repeated="1017" table:default-cell-style-name="ce21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7"/>
          <table:covered-table-cell table:style-name="ce26"/>
          <table:covered-table-cell table:number-columns-repeated="2" table:style-name="ce35"/>
          <table:table-cell table:number-columns-repeated="1016"/>
        </table:table-row>
        <table:table-row table:style-name="ro1">
          <table:table-cell table:style-name="ce1"/>
          <table:table-cell table:style-name="ce7" table:number-columns-repeated="4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# MultiZone reserved: 8K @0x08000000, 4K @0x01800000, 2.5K @0x01000000</text:p>
          </table:table-cell>
          <table:covered-table-cell table:number-columns-repeated="4" table:style-name="ce7"/>
          <table:covered-table-cell table:style-name="ce26"/>
          <table:covered-table-cell table:number-columns-repeated="2" table:style-name="ce35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FLASH/LIM (2M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HEX2DEC(SUBSTITUTE([.D6];&quot;0x&quot;;&quot;&quot;))" office:value-type="float" office:value="134217728" calcext:value-type="float">
            <text:p>134217728</text:p>
          </table:table-cell>
          <table:table-cell table:style-name="ce23" office:value-type="string" calcext:value-type="string">
            <text:p>0x08000000</text:p>
          </table:table-cell>
          <table:table-cell table:style-name="ce24"/>
          <table:table-cell table:style-name="ce30" table:formula="of:=IF(AND(LOG([.B6];2)=TRUNC(LOG([.B6];2)); MOD([.C6];[.B6]*1024)=0)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BOOT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6]+[.B6]*1024" office:value-type="float" office:value="134225920" calcext:value-type="float">
            <text:p>134225920</text:p>
          </table:table-cell>
          <table:table-cell table:style-name="ce24" table:formula="of:=CONCATENATE(&quot;0x&quot;;DEC2HEX([.C7];8))" office:value-type="string" office:string-value="0x08002000" calcext:value-type="string">
            <text:p>0x08002000</text:p>
          </table:table-cell>
          <table:table-cell table:style-name="ce24"/>
          <table:table-cell table:style-name="ce30" table:formula="of:=IF(AND(LOG([.B7];2)=TRUNC(LOG([.B7];2)); MOD([.C7];[.B7]*1024)=0)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1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7]+[.B7]*1024" office:value-type="float" office:value="134234112" calcext:value-type="float">
            <text:p>134234112</text:p>
          </table:table-cell>
          <table:table-cell table:style-name="ce24" table:formula="of:=CONCATENATE(&quot;0x&quot;;DEC2HEX([.C8];8))" office:value-type="string" office:string-value="0x08004000" calcext:value-type="string">
            <text:p>0x08004000</text:p>
          </table:table-cell>
          <table:table-cell table:style-name="ce24"/>
          <table:table-cell table:style-name="ce30" table:formula="of:=IF(AND(LOG([.B8];2)=TRUNC(LOG([.B8];2)); MOD([.C8];[.B8]*1024)=0)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2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8]+[.B8]*1024" office:value-type="float" office:value="134250496" calcext:value-type="float">
            <text:p>134250496</text:p>
          </table:table-cell>
          <table:table-cell table:style-name="ce24" table:formula="of:=CONCATENATE(&quot;0x&quot;;DEC2HEX([.C9];8))" office:value-type="string" office:string-value="0x08008000" calcext:value-type="string">
            <text:p>0x08008000</text:p>
          </table:table-cell>
          <table:table-cell table:style-name="ce24"/>
          <table:table-cell table:style-name="ce30" table:formula="of:=IF(AND(LOG([.B9];2)=TRUNC(LOG([.B9];2)); MOD([.C9];[.B9]*1024)=0)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3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9]+[.B9]*1024" office:value-type="float" office:value="134258688" calcext:value-type="float">
            <text:p>134258688</text:p>
          </table:table-cell>
          <table:table-cell table:style-name="ce24" table:formula="of:=CONCATENATE(&quot;0x&quot;;DEC2HEX([.C10];8))" office:value-type="string" office:string-value="0x0800A000" calcext:value-type="string">
            <text:p>0x0800A000</text:p>
          </table:table-cell>
          <table:table-cell table:style-name="ce24"/>
          <table:table-cell table:style-name="ce30" table:formula="of:=IF(AND(LOG([.B10];2)=TRUNC(LOG([.B10];2)); MOD([.C10];[.B10]*1024)=0)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10]+[.B10]*1024" office:value-type="float" office:value="134266880" calcext:value-type="float">
            <text:p>134266880</text:p>
          </table:table-cell>
          <table:table-cell table:style-name="ce24" table:formula="of:=CONCATENATE(&quot;0x&quot;;DEC2HEX([.C11];8))" office:value-type="string" office:string-value="0x0800C000" calcext:value-type="string">
            <text:p>0x0800C000</text:p>
          </table:table-cell>
          <table:table-cell table:style-name="ce24"/>
          <table:table-cell table:style-name="ce30" table:formula="of:=IF(AND(LOG([.B11];2)=TRUNC(LOG([.B11];2)); MOD([.C11];[.B11]*1024)=0)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6:.B11])" office:value-type="float" office:value="56" calcext:value-type="float">
            <text:p>56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7"/>
          <table:table-cell table:style-name="ce16"/>
          <table:table-cell table:style-name="ce24" table:number-columns-repeated="2"/>
          <table:table-cell table:style-name="ce30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LIM (2M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ZONE1 DATA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15];&quot;0x&quot;;&quot;&quot;))" office:value-type="float" office:value="134348800" calcext:value-type="float">
            <text:p>134348800</text:p>
          </table:table-cell>
          <table:table-cell table:style-name="ce23" office:value-type="string" calcext:value-type="string">
            <text:p>0x08020000</text:p>
          </table:table-cell>
          <table:table-cell table:style-name="ce24"/>
          <table:table-cell table:style-name="ce30" table:formula="of:=IF(AND(LOG([.B15];2)=TRUNC(LOG([.B15];2)); MOD([.C15];[.B15]*1024)=0); &quot;&quot;; &quot;!&quot;)">
            <text:p/>
          </table:table-cell>
          <table:table-cell table:style-name="ce35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2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5]+[.B15]*1024" office:value-type="float" office:value="134352896" calcext:value-type="float">
            <text:p>134352896</text:p>
          </table:table-cell>
          <table:table-cell table:style-name="ce24" table:formula="of:=CONCATENATE(&quot;0x&quot;;DEC2HEX([.C16];8))" office:value-type="string" office:string-value="0x08021000" calcext:value-type="string">
            <text:p>0x08021000</text:p>
          </table:table-cell>
          <table:table-cell table:style-name="ce24"/>
          <table:table-cell table:style-name="ce30" table:formula="of:=IF(AND(LOG([.B16];2)=TRUNC(LOG([.B16];2)); MOD([.C16];[.B16]*1024)=0); &quot;&quot;; &quot;!&quot;)">
            <text:p/>
          </table:table-cell>
          <table:table-cell table:style-name="ce35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3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6]+[.B16]*1024" office:value-type="float" office:value="134356992" calcext:value-type="float">
            <text:p>134356992</text:p>
          </table:table-cell>
          <table:table-cell table:style-name="ce24" table:formula="of:=CONCATENATE(&quot;0x&quot;;DEC2HEX([.C17];8))" office:value-type="string" office:string-value="0x08022000" calcext:value-type="string">
            <text:p>0x08022000</text:p>
          </table:table-cell>
          <table:table-cell table:style-name="ce24"/>
          <table:table-cell table:style-name="ce30" table:formula="of:=IF(AND(LOG([.B17];2)=TRUNC(LOG([.B17];2)); MOD([.C17];[.B17]*1024)=0); &quot;&quot;; &quot;!&quot;)">
            <text:p/>
          </table:table-cell>
          <table:table-cell table:style-name="ce35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4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7]+[.B17]*1024" office:value-type="float" office:value="134361088" calcext:value-type="float">
            <text:p>134361088</text:p>
          </table:table-cell>
          <table:table-cell table:style-name="ce24" table:formula="of:=CONCATENATE(&quot;0x&quot;;DEC2HEX([.C18];8))" office:value-type="string" office:string-value="0x08023000" calcext:value-type="string">
            <text:p>0x08023000</text:p>
          </table:table-cell>
          <table:table-cell table:style-name="ce24"/>
          <table:table-cell table:style-name="ce30" table:formula="of:=IF(AND(LOG([.B18];2)=TRUNC(LOG([.B18];2)); MOD([.C18];[.B18]*1024)=0); &quot;&quot;; &quot;!&quot;)">
            <text:p/>
          </table:table-cell>
          <table:table-cell table:style-name="ce35"/>
          <table:table-cell table:style-name="ce39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15:.B18])" office:value-type="float" office:value="16" calcext:value-type="float">
            <text:p>16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20" table:number-columns-repeated="5"/>
          <table:table-cell table:style-name="ce31"/>
          <table:table-cell table:style-name="ce20" table:number-columns-repeated="1018"/>
        </table:table-row>
        <table:table-row table:style-name="ro1">
          <table:table-cell table:style-name="ce15" office:value-type="string" calcext:value-type="string">
            <text:p>E51 I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22];&quot;0x&quot;;&quot;&quot;))" office:value-type="float" office:value="25165824" calcext:value-type="float">
            <text:p>25165824</text:p>
          </table:table-cell>
          <table:table-cell table:style-name="ce23" office:value-type="string" calcext:value-type="string">
            <text:p>0x01800000</text:p>
          </table:table-cell>
          <table:table-cell table:style-name="ce24"/>
          <table:table-cell table:style-name="ce30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2:.B22])" office:value-type="float" office:value="4" calcext:value-type="float">
            <text:p>4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E51 D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DATA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table:formula="of:=HEX2DEC(SUBSTITUTE([.D26];&quot;0x&quot;;&quot;&quot;))" office:value-type="float" office:value="16777216" calcext:value-type="float">
            <text:p>16777216</text:p>
          </table:table-cell>
          <table:table-cell table:style-name="ce23" office:value-type="string" calcext:value-type="string">
            <text:p>0x01000000</text:p>
          </table:table-cell>
          <table:table-cell table:style-name="ce24"/>
          <table:table-cell table:style-name="ce30"/>
          <table:table-cell table:style-name="ce35"/>
          <table:table-cell table:style-name="ce39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6:.B26])" office:value-type="float" office:value="2.5" calcext:value-type="float">
            <text:p>2.5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09:03:29.813558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1T15:22:14</meta:creation-date>
    <meta:initial-creator>Cesare Garlati</meta:initial-creator>
    <dc:language>en-US</dc:language>
    <dc:date>2021-11-11T15:18:30.665794692</dc:date>
    <meta:editing-cycles>64</meta:editing-cycles>
    <meta:editing-duration>PT12H14M11S</meta:editing-duration>
    <meta:generator>LibreOffice/7.0.4.2$Linux_X86_64 LibreOffice_project/00$Build-2</meta:generator>
    <meta:document-statistic meta:table-count="1" meta:cell-count="82" meta:object-count="0"/>
  </office:meta>
</office:document-meta>
</file>